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5" style:family="table-row">
      <style:table-row-properties style:min-row-height="4.9083in" fo:keep-together="auto"/>
    </style:style>
    <style:style style:name="Table1.B5" style:family="table-cell">
      <style:table-cell-properties fo:padding="0.0694in" fo:border="0.75pt solid #000001"/>
    </style:style>
    <style:style style:name="Table1.B6" style:family="table-cell">
      <style:table-cell-properties fo:padding="0.0694in" fo:border-left="0.75pt solid #000001" fo:border-right="0.75pt solid #000001" fo:border-top="none" fo:border-bottom="0.75pt solid #000001"/>
    </style:style>
    <style:style style:name="Table1.B7" style:family="table-cell">
      <style:table-cell-properties fo:padding="0.0694in" fo:border-left="0.75pt solid #000001" fo:border-right="0.75pt solid #000001" fo:border-top="none" fo:border-bottom="0.75pt solid #000001"/>
    </style:style>
    <style:style style:name="Table1.B8" style:family="table-cell">
      <style:table-cell-properties fo:padding="0.0694in" fo:border-left="0.75pt solid #000001" fo:border-right="0.75pt solid #000001" fo:border-top="none" fo:border-bottom="0.75pt solid #000001"/>
    </style:style>
    <style:style style:name="Table1.B9" style:family="table-cell">
      <style:table-cell-properties fo:padding="0.0694in" fo:border-left="0.75pt solid #000001" fo:border-right="0.75pt solid #000001" fo:border-top="none" fo:border-bottom="0.75pt solid #000001"/>
    </style:style>
    <style:style style:name="P1" style:family="paragraph" style:parent-style-name="Standard">
      <style:paragraph-properties fo:line-height="100%"/>
      <style:text-properties fo:font-size="10pt" officeooo:rsid="0029ce57" officeooo:paragraph-rsid="0038a794" style:font-size-asian="10pt" style:font-size-complex="10pt"/>
    </style:style>
    <style:style style:name="P2" style:family="paragraph" style:parent-style-name="Standard">
      <style:paragraph-properties fo:line-height="100%"/>
      <style:text-properties fo:font-size="10pt" officeooo:rsid="00e742f3" officeooo:paragraph-rsid="00e742f3" style:font-size-asian="10pt" style:font-size-complex="10pt"/>
    </style:style>
    <style:style style:name="P3" style:family="paragraph" style:parent-style-name="Standard">
      <style:paragraph-properties fo:line-height="100%"/>
      <style:text-properties fo:font-size="10pt" officeooo:rsid="00e742f3" officeooo:paragraph-rsid="00ea5845" style:font-size-asian="10pt" style:font-size-complex="10pt"/>
    </style:style>
    <style:style style:name="P4" style:family="paragraph" style:parent-style-name="Standard">
      <style:paragraph-properties fo:line-height="100%"/>
      <style:text-properties fo:font-size="10pt" officeooo:rsid="00e8e2f3" officeooo:paragraph-rsid="00e742f3" style:font-size-asian="10pt" style:font-size-complex="10pt"/>
    </style:style>
    <style:style style:name="P5" style:family="paragraph" style:parent-style-name="Standard">
      <style:paragraph-properties fo:line-height="100%"/>
      <style:text-properties fo:font-size="10pt" officeooo:rsid="00e8e2f3" officeooo:paragraph-rsid="00e8e2f3" style:font-size-asian="10pt" style:font-size-complex="10pt"/>
    </style:style>
    <style:style style:name="P6" style:family="paragraph" style:parent-style-name="Standard">
      <style:paragraph-properties fo:line-height="100%"/>
      <style:text-properties fo:font-size="10pt" officeooo:rsid="00e8e2f3" officeooo:paragraph-rsid="00ea5845" style:font-size-asian="10pt" style:font-size-complex="10pt"/>
    </style:style>
    <style:style style:name="P7" style:family="paragraph" style:parent-style-name="Standard">
      <style:paragraph-properties fo:line-height="100%"/>
      <style:text-properties fo:font-size="10pt" officeooo:rsid="00eaf671" officeooo:paragraph-rsid="00eaf671" style:font-size-asian="10pt" style:font-size-complex="10pt"/>
    </style:style>
    <style:style style:name="P8" style:family="paragraph" style:parent-style-name="Standard">
      <style:paragraph-properties fo:line-height="100%"/>
      <style:text-properties fo:font-size="10pt" officeooo:rsid="00ec3d7f" officeooo:paragraph-rsid="00ec3d7f" style:font-size-asian="10pt" style:font-size-complex="10pt"/>
    </style:style>
    <style:style style:name="P9" style:family="paragraph" style:parent-style-name="Standard">
      <style:paragraph-properties fo:line-height="100%"/>
      <style:text-properties fo:color="#ffffff" fo:font-size="10pt" fo:background-color="#666666" style:font-size-asian="10pt" style:font-size-complex="10pt"/>
    </style:style>
    <style:style style:name="P10"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11"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12" style:family="paragraph" style:parent-style-name="Standard">
      <style:paragraph-properties fo:line-height="100%"/>
      <style:text-properties fo:color="#ffffff" fo:font-size="10pt" officeooo:rsid="003f1388" officeooo:paragraph-rsid="003f1388" fo:background-color="#666666" style:font-size-asian="10pt" style:font-size-complex="10pt"/>
    </style:style>
    <style:style style:name="P13" style:family="paragraph" style:parent-style-name="Standard">
      <style:paragraph-properties fo:line-height="100%"/>
      <style:text-properties fo:color="#ffffff" fo:font-size="10pt" officeooo:rsid="0029ce57" officeooo:paragraph-rsid="0022bdcc" fo:background-color="#666666" style:font-size-asian="10pt" style:font-size-complex="10pt"/>
    </style:style>
    <style:style style:name="P14" style:family="paragraph" style:parent-style-name="Standard">
      <style:paragraph-properties fo:line-height="100%"/>
      <style:text-properties officeooo:rsid="0030f4a0" officeooo:paragraph-rsid="0030f4a0"/>
    </style:style>
    <style:style style:name="P15" style:family="paragraph" style:parent-style-name="Standard" style:list-style-name="L1">
      <style:paragraph-properties fo:line-height="100%"/>
      <style:text-properties fo:font-size="10pt" officeooo:rsid="00e8e2f3" officeooo:paragraph-rsid="00e8e2f3" style:font-size-asian="10pt" style:font-size-complex="10pt"/>
    </style:style>
    <style:style style:name="P16" style:family="paragraph" style:parent-style-name="Standard" style:list-style-name="L2">
      <style:paragraph-properties fo:line-height="100%"/>
      <style:text-properties fo:font-size="10pt" officeooo:rsid="00eaf671" officeooo:paragraph-rsid="00eaf671" style:font-size-asian="10pt" style:font-size-complex="10pt"/>
    </style:style>
    <style:style style:name="P17" style:family="paragraph" style:parent-style-name="Standard" style:list-style-name="L3">
      <style:paragraph-properties fo:line-height="100%"/>
      <style:text-properties fo:font-size="10pt" officeooo:rsid="00eaf671" officeooo:paragraph-rsid="00eaf671" style:font-size-asian="10pt" style:font-size-complex="10pt"/>
    </style:style>
    <style:style style:name="P18" style:family="paragraph" style:parent-style-name="Standard">
      <style:paragraph-properties fo:line-height="100%"/>
      <style:text-properties fo:font-size="10pt" officeooo:rsid="00eaf671" officeooo:paragraph-rsid="00eaf671" style:font-size-asian="10pt" style:font-size-complex="10pt"/>
    </style:style>
    <style:style style:name="P19" style:family="paragraph" style:parent-style-name="Standard" style:list-style-name="L3">
      <style:paragraph-properties fo:line-height="100%"/>
      <style:text-properties fo:font-size="10pt" officeooo:rsid="00ef0417" officeooo:paragraph-rsid="00ef0417" style:font-size-asian="10pt" style:font-size-complex="10pt"/>
    </style:style>
    <style:style style:name="T1" style:family="text">
      <style:text-properties fo:font-size="10pt" officeooo:rsid="00617772" style:font-size-asian="10pt" style:font-size-complex="10pt"/>
    </style:style>
    <style:style style:name="T2" style:family="text">
      <style:text-properties fo:font-size="10pt" officeooo:rsid="00e742f3" style:font-size-asian="10pt" style:font-size-complex="10pt"/>
    </style:style>
    <style:style style:name="T3" style:family="text">
      <style:text-properties officeooo:rsid="00ecdf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9">Name</text:p>
          </table:table-cell>
          <table:table-cell table:style-name="Table1.B1" office:value-type="string">
            <text:p text:style-name="P14"><text:span text:style-name="T1">Ex</text:span><text:span text:style-name="T2">3_5 Generators</text:span></text:p>
          </table:table-cell>
        </table:table-row>
        <table:table-row table:style-name="Table1.1">
          <table:table-cell table:style-name="Table1.A1" office:value-type="string">
            <text:p text:style-name="P13">Challeng</text:p>
          </table:table-cell>
          <table:table-cell table:style-name="Table1.B2" office:value-type="string">
            <text:p text:style-name="P2">Build two generator functions that simulate the Linux tail and grep commands.</text:p>
          </table:table-cell>
        </table:table-row>
        <table:table-row table:style-name="Table1.1">
          <table:table-cell table:style-name="Table1.A3" office:value-type="string">
            <text:p text:style-name="P11">Prereqs</text:p>
          </table:table-cell>
          <table:table-cell table:style-name="Table1.B4" office:value-type="string">
            <text:p text:style-name="P2">None</text:p>
          </table:table-cell>
        </table:table-row>
        <table:table-row table:style-name="Table1.1">
          <table:table-cell table:style-name="Table1.A3" office:value-type="string">
            <text:p text:style-name="P11">Narrative</text:p>
          </table:table-cell>
          <table:table-cell table:style-name="Table1.B4" office:value-type="string">
            <text:p text:style-name="P2">Instead of generating a single value, a generator can generate a series of values. <text:s/>Using the ‘yield’ keyword instead of return makes your function a generator. <text:s/></text:p>
            <text:p text:style-name="P2"/>
            <text:p text:style-name="P2">Once you’ve created a generator, you can iterate across it by calling the next() function ( __next__ in python3). <text:s/>Calling next() on your generator object is useful when you are learning how generators react but you almost never do this in every day use. <text:s/>Instead you use something like a for loop. <text:s/>For loops call next on the objects that they are iterating across.</text:p>
            <text:p text:style-name="P2"/>
            <text:p text:style-name="P2">The first time you you call the generator, it advances all the way through your code until it reaches your yield and then stops without executing the yield the first time. <text:s/>The first time yield returns something is actually the second time next() is called on it. <text:s/>That first call primes the object. <text:s/>Each time next is called, your generator will execute and stop at yield (it remembers where it’s at).</text:p>
            <text:p text:style-name="P2"/>
            <text:p text:style-name="P4"/>
            <text:list xml:id="list4352043890796866994" text:style-name="L1">
              <text:list-item>
                <text:p text:style-name="P15">Ensure log is empty</text:p>
              </text:list-item>
              <text:list-item>
                <text:p text:style-name="P15">Type your Python commands (listed above) to start monitoring the empty log file.</text:p>
              </text:list-item>
              <text:list-item>
                <text:p text:style-name="P15">Run the mad_writer.pyc file</text:p>
              </text:list-item>
            </text:list>
            <text:p text:style-name="P5"/>
            <text:p text:style-name="P5">If you need help, see the solution code in the document called writeup.</text:p>
          </table:table-cell>
        </table:table-row>
        <table:table-row table:style-name="Table1.5">
          <table:table-cell table:style-name="Table1.A1" office:value-type="string">
            <text:p text:style-name="P10">Instructions</text:p>
          </table:table-cell>
          <table:table-cell table:style-name="Table1.B5" office:value-type="string">
            <text:p text:style-name="P3">For this challenge, create a script called gen.py (short name will make it easy to type later). <text:s/>This script requires no shebang (#!/usr/bin/env python) or ‘if’ statement at the bottome ( if ))name__ …. ). <text:s/></text:p>
            <text:p text:style-name="P3"/>
            <text:p text:style-name="P3">This script will contain two generator functions. <text:s/>One will simulate the Linux command ‘tail’ so we will name it ‘tail’ and the second will simulate the Linux ‘grep’ command so we will name that function ‘grep’.</text:p>
            <text:p text:style-name="P3"/>
            <text:p text:style-name="P3">Tail will accept a file handle so you start the definition like this:</text:p>
            <text:p text:style-name="P3">def tail(f):</text:p>
            <text:p text:style-name="P3"><text:s text:c="4"/>….</text:p>
            <text:p text:style-name="P3"/>
            <text:p text:style-name="P3">The grep command will take an object to search and a search term so you will define it like:</text:p>
            <text:p text:style-name="P3">def grep(lines, searchterm):</text:p>
            <text:p text:style-name="P3"><text:s text:c="3"/>….</text:p>
            <text:p text:style-name="P3"/>
            <text:p text:style-name="P6">Tail advances to the end of a file and monitors for any new input. <text:s/>This is useful for monitoring log files. <text:s/>Since we want this to keep checking the file continuously, the yield statement will be inside a never ending ‘while’ loop.</text:p>
            <text:p text:style-name="P6"/>
            <text:p text:style-name="P6">Make an empty file called ‘log’. <text:s/>This will be the file that we monitor. <text:s/>It’s important that you name it ‘log’ and not something else. <text:s/>When you are done, open two windows. <text:s/>In the first window you will have log opened in a text editor. <text:s/>In the second window you will have an interactive python prompt (&gt;&gt;&gt;). <text:s/></text:p>
            <text:p text:style-name="P6">&gt;&gt;&gt; import gen <text:s text:c="3"/># imports your generators …. (don’t do the from gen import ….)</text:p>
            <text:p text:style-name="P6">&gt;&gt;&gt; log = gen.tail(open(“log”))</text:p>
            <text:p text:style-name="P6">&gt;&gt;&gt; lines = gen.grep(log, “&lt;any search term&gt;”)</text:p>
            <text:p text:style-name="P6">&gt;&gt;&gt; for line in lines:</text:p>
            <text:p text:style-name="P6">&gt;&gt;&gt; <text:s text:c="3"/>print line</text:p>
            <text:p text:style-name="P6">…</text:p>
            <text:p text:style-name="P6">.</text:p>
            <text:p text:style-name="P6"><text:soft-page-break/>Once you type the above command you should be monitoring the file name ‘log’. <text:s/>In the other window, enter some text that does NOT contain your search term and hit save (you must save). <text:s/>Then try it again and type something that does contain your search term. <text:s/>When you type a line containing your search term, you should see that line printed in your interactive Python session.</text:p>
            <text:p text:style-name="P6"/>
            <text:p text:style-name="P6">To get your flag for this exercise:</text:p>
            <text:list xml:id="list5125137654880401298" text:style-name="L2">
              <text:list-item>
                <text:p text:style-name="P16">Ensure the log file is totally empty</text:p>
              </text:list-item>
              <text:list-item>
                <text:p text:style-name="P16">At your interactive Python prompt (&gt;&gt;&gt;) type the commands shown above to start monitoring the empty log file <text:span text:style-name="T3">and include the search term “2222”.</text:span></text:p>
              </text:list-item>
              <text:list-item>
                <text:p text:style-name="P16">Run the mad_writer.pyc script</text:p>
              </text:list-item>
            </text:list>
            <text:p text:style-name="P7"/>
            <text:p text:style-name="P7">If you get stuck, you can scroll down and view the code at the bottom of this script.</text:p>
            <text:p text:style-name="P7"/>
            <text:p text:style-name="P7">Some additional notes:</text:p>
            <text:p text:style-name="P7"/>
            <text:list xml:id="list203552688845953694" text:style-name="L3">
              <text:list-item>
                <text:p text:style-name="P17">If you alter your gen file, you can reload it in your interactive Python session without ending your session by typing reload(gen). <text:s/>Typed from gen import …. against my advice earlier, this won’t work.</text:p>
              </text:list-item>
              <text:list-item>
                <text:p text:style-name="P17">Since we are only typing &gt;&gt;&gt; import gen <text:s text:c="3"/>You need to call your functions by prefacing them like this: <text:s/>gen.tail <text:s text:c="2"/>and <text:s text:c="3"/>gen.grep</text:p>
              </text:list-item>
              <text:list-item>
                <text:p text:style-name="P19">In your “tail” generator you will need to start off by advancing to the end of the file so that you can monitor for new entries. <text:s/>You will use the ‘seek’ command to do that. It takes two arguments. <text:s/>Do a quick online search and read about seek and those options.</text:p>
              </text:list-item>
            </text:list>
          </table:table-cell>
        </table:table-row>
        <table:table-row table:style-name="Table1.1">
          <table:table-cell table:style-name="Table1.A3" office:value-type="string">
            <text:p text:style-name="P9">Setup</text:p>
          </table:table-cell>
          <table:table-cell table:style-name="Table1.B6" office:value-type="string">
            <text:p text:style-name="P7"/>
          </table:table-cell>
        </table:table-row>
        <table:table-row table:style-name="Table1.1">
          <table:table-cell table:style-name="Table1.A3" office:value-type="string">
            <text:p text:style-name="P12">Tags</text:p>
          </table:table-cell>
          <table:table-cell table:style-name="Table1.B7" office:value-type="string">
            <text:p text:style-name="P1"/>
          </table:table-cell>
        </table:table-row>
        <table:table-row table:style-name="Table1.1">
          <table:table-cell table:style-name="Table1.A3" office:value-type="string">
            <text:p text:style-name="P12">Flag</text:p>
          </table:table-cell>
          <table:table-cell table:style-name="Table1.B8" office:value-type="string">
            <text:p text:style-name="P8"/>
          </table:table-cell>
        </table:table-row>
        <table:table-row table:style-name="Table1.1">
          <table:table-cell table:style-name="Table1.A3" office:value-type="string">
            <text:p text:style-name="P12">Solution</text:p>
          </table:table-cell>
          <table:table-cell table:style-name="Table1.B9"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ef tail(f):</text:p>
            <text:p text:style-name="P7"><text:s text:c="5"/>f.seek(0,2) <text:s/># Move to end of file</text:p>
            <text:p text:style-name="P7"><text:s text:c="5"/>while True:</text:p>
            <text:p text:style-name="P7"><text:s text:c="9"/>line = f.readline() <text:s/># try reading</text:p>
            <text:p text:style-name="P7"><text:s text:c="9"/>if not line:</text:p>
            <text:p text:style-name="P7"><text:s text:c="13"/>time.sleep(.1)</text:p>
            <text:p text:style-name="P7"><text:s text:c="13"/>continue</text:p>
            <text:p text:style-name="P7"><text:s text:c="9"/>yield line</text:p>
            <text:p text:style-name="P7"><text:s/></text:p>
            <text:p text:style-name="P7"><text:s/>def grep(lines, searchtext):</text:p>
            <text:p text:style-name="P7"><text:s text:c="5"/>for line in lines:</text:p>
            <text:p text:style-name="P7"><text:s text:c="9"/>if searchtext.lower() in line.lower():</text:p>
            <text:p text:style-name="P7"><text:s text:c="13"/>yield li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83</meta:editing-cycles>
    <meta:creation-date>2016-06-29T12:46:00</meta:creation-date>
    <dc:date>2016-10-19T08:47:27.466796388</dc:date>
    <meta:editing-duration>PT15H29S</meta:editing-duration>
    <meta:generator>LibreOffice/5.1.6.1.0$Linux_X86_64 LibreOffice_project/10$Build-1</meta:generator>
    <meta:document-statistic meta:table-count="1" meta:image-count="0" meta:object-count="0" meta:page-count="3" meta:paragraph-count="59" meta:word-count="747" meta:character-count="4309" meta:non-whitespace-character-count="3485"/>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